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é-título">
      <style:paragraph-properties fo:text-align="start" style:justify-single-word="false"/>
      <style:text-properties fo:font-variant="small-caps" fo:color="#ffffff" style:font-name="CMU Serif1" fo:font-size="12pt" fo:font-style="normal" fo:font-weight="normal" officeooo:rsid="02638888" officeooo:paragraph-rsid="02638888" fo:background-color="transparent"/>
    </style:style>
    <style:style style:name="P2" style:family="paragraph" style:parent-style-name="Autor_20_Cabeçalho">
      <style:text-properties officeooo:paragraph-rsid="02660fa1"/>
    </style:style>
    <style:style style:name="P3" style:family="paragraph" style:parent-style-name="Título_20_do_20_relatório">
      <style:text-properties fo:font-variant="small-caps" fo:color="#ffffff" style:font-name="CMU Serif2" fo:font-size="16pt" fo:font-style="normal" fo:font-weight="bold" officeooo:rsid="02c2d301" officeooo:paragraph-rsid="02c2d301" fo:background-color="transparent" style:font-size-asian="16pt" style:font-size-complex="16pt"/>
    </style:style>
    <style:style style:name="P4" style:family="paragraph" style:parent-style-name="Bloco_20_de_20_texto">
      <style:text-properties officeooo:paragraph-rsid="02b6d53a"/>
    </style:style>
    <style:style style:name="P5" style:family="paragraph" style:parent-style-name="Bloco_20_de_20_texto">
      <style:text-properties officeooo:paragraph-rsid="02b8210b"/>
    </style:style>
    <style:style style:name="P6" style:family="paragraph" style:parent-style-name="Bloco_20_de_20_texto">
      <style:text-properties officeooo:paragraph-rsid="02ba0872"/>
    </style:style>
    <style:style style:name="P7" style:family="paragraph" style:parent-style-name="Bloco_20_de_20_texto">
      <style:text-properties officeooo:rsid="02c1121b" officeooo:paragraph-rsid="02c1121b"/>
    </style:style>
    <style:style style:name="P8" style:family="paragraph" style:parent-style-name="Bloco_20_de_20_texto">
      <style:text-properties officeooo:paragraph-rsid="02c2a124"/>
    </style:style>
    <style:style style:name="P9" style:family="paragraph" style:parent-style-name="Standard">
      <style:text-properties officeooo:paragraph-rsid="029196f4"/>
    </style:style>
    <style:style style:name="P10" style:family="paragraph" style:parent-style-name="Standard">
      <style:text-properties officeooo:paragraph-rsid="0297a5d9"/>
    </style:style>
    <style:style style:name="P11" style:family="paragraph" style:parent-style-name="Standard" style:list-style-name="L3">
      <style:text-properties officeooo:paragraph-rsid="0297a5d9"/>
    </style:style>
    <style:style style:name="P12" style:family="paragraph" style:parent-style-name="Standard" style:list-style-name="L3">
      <style:text-properties officeooo:paragraph-rsid="029df0af"/>
    </style:style>
    <style:style style:name="P13" style:family="paragraph" style:parent-style-name="Standard" style:list-style-name="L3">
      <style:text-properties officeooo:rsid="0298f2f4" officeooo:paragraph-rsid="029df0af"/>
    </style:style>
    <style:style style:name="P14" style:family="paragraph" style:parent-style-name="Standard">
      <style:text-properties officeooo:rsid="0299b8a3" officeooo:paragraph-rsid="0299b8a3"/>
    </style:style>
    <style:style style:name="P15" style:family="paragraph" style:parent-style-name="Standard">
      <style:text-properties officeooo:paragraph-rsid="0299b8a3"/>
    </style:style>
    <style:style style:name="P16" style:family="paragraph" style:parent-style-name="Standard">
      <style:text-properties officeooo:paragraph-rsid="029fa159"/>
    </style:style>
    <style:style style:name="P17" style:family="paragraph" style:parent-style-name="Standard">
      <style:text-properties officeooo:paragraph-rsid="02a009fd"/>
    </style:style>
    <style:style style:name="P18" style:family="paragraph" style:parent-style-name="Standard">
      <style:text-properties officeooo:paragraph-rsid="0292d311"/>
    </style:style>
    <style:style style:name="P19" style:family="paragraph" style:parent-style-name="Standard">
      <style:text-properties officeooo:paragraph-rsid="02b2b8f7"/>
    </style:style>
    <style:style style:name="P20" style:family="paragraph" style:parent-style-name="Text_20_body">
      <style:text-properties officeooo:rsid="028b182f" officeooo:paragraph-rsid="028b182f"/>
    </style:style>
    <style:style style:name="P21" style:family="paragraph" style:parent-style-name="Text_20_body">
      <style:text-properties officeooo:rsid="028b182f" officeooo:paragraph-rsid="02b4c539"/>
    </style:style>
    <style:style style:name="P22" style:family="paragraph" style:parent-style-name="Text_20_body">
      <style:text-properties officeooo:paragraph-rsid="02a92cd5"/>
    </style:style>
    <style:style style:name="P23" style:family="paragraph" style:parent-style-name="Text_20_body">
      <style:text-properties officeooo:paragraph-rsid="02a9459e"/>
    </style:style>
    <style:style style:name="P24" style:family="paragraph" style:parent-style-name="Text_20_body">
      <style:text-properties officeooo:paragraph-rsid="02af13a4"/>
    </style:style>
    <style:style style:name="P25" style:family="paragraph" style:parent-style-name="Título_20_Seção">
      <style:text-properties fo:font-variant="small-caps" fo:color="#000000" style:font-name="CMU Serif2" fo:font-size="12pt" fo:font-weight="bold" officeooo:rsid="028b182f" officeooo:paragraph-rsid="028b182f" fo:background-color="transparent"/>
    </style:style>
    <style:style style:name="P26" style:family="paragraph" style:parent-style-name="Título_20_Seção">
      <style:text-properties officeooo:paragraph-rsid="02896446"/>
    </style:style>
    <style:style style:name="P27" style:family="paragraph" style:parent-style-name="Título_20_Seção">
      <style:text-properties officeooo:rsid="028b182f" officeooo:paragraph-rsid="028b182f"/>
    </style:style>
    <style:style style:name="P28" style:family="paragraph" style:parent-style-name="Título_20_Seção">
      <style:text-properties officeooo:paragraph-rsid="028b182f"/>
    </style:style>
    <style:style style:name="P29" style:family="paragraph" style:parent-style-name="Título_20_bloco_20_de_20_texto">
      <style:text-properties officeooo:rsid="02b57873" officeooo:paragraph-rsid="02b57873"/>
    </style:style>
    <style:style style:name="P30" style:family="paragraph" style:parent-style-name="Título_20_bloco_20_de_20_texto">
      <style:text-properties officeooo:rsid="02bc57c2" officeooo:paragraph-rsid="02bc57c2"/>
    </style:style>
    <style:style style:name="P31" style:family="paragraph" style:parent-style-name="Título_20_bloco_20_de_20_texto">
      <style:text-properties officeooo:rsid="02c1121b" officeooo:paragraph-rsid="02c1121b"/>
    </style:style>
    <style:style style:name="T1" style:family="text">
      <style:text-properties officeooo:rsid="01517c8b"/>
    </style:style>
    <style:style style:name="T2" style:family="text">
      <style:text-properties fo:color="#000000" style:font-name="CMU Serif1" fo:font-weight="normal" fo:background-color="transparent" loext:char-shading-value="0"/>
    </style:style>
    <style:style style:name="T3" style:family="text">
      <style:text-properties fo:color="#000000" style:font-name="CMU Serif1" fo:font-weight="normal" officeooo:rsid="02806aa6" fo:background-color="transparent" loext:char-shading-value="0"/>
    </style:style>
    <style:style style:name="T4" style:family="text">
      <style:text-properties fo:color="#000000" style:font-name="CMU Serif1" fo:font-weight="normal" officeooo:rsid="028a25c6" fo:background-color="transparent" loext:char-shading-value="0"/>
    </style:style>
    <style:style style:name="T5" style:family="text">
      <style:text-properties fo:color="#000000" style:font-name="CMU Serif1" fo:font-weight="normal" officeooo:rsid="028e6442" fo:background-color="transparent" loext:char-shading-value="0"/>
    </style:style>
    <style:style style:name="T6" style:family="text">
      <style:text-properties fo:color="#000000" style:font-name="CMU Serif1" fo:font-weight="normal" officeooo:rsid="02a92cd5" fo:background-color="transparent" loext:char-shading-value="0"/>
    </style:style>
    <style:style style:name="T7" style:family="text">
      <style:text-properties fo:color="#000000" style:font-name="CMU Serif1" fo:font-weight="normal" officeooo:rsid="02a7b5b3" fo:background-color="transparent" loext:char-shading-value="0"/>
    </style:style>
    <style:style style:name="T8" style:family="text">
      <style:text-properties fo:color="#000000" style:font-name="CMU Serif1" fo:font-weight="normal" officeooo:rsid="02a9459e" fo:background-color="transparent" loext:char-shading-value="0"/>
    </style:style>
    <style:style style:name="T9" style:family="text">
      <style:text-properties fo:color="#000000" style:font-name="CMU Serif1" fo:font-weight="normal" officeooo:rsid="02aad63d" fo:background-color="transparent" loext:char-shading-value="0"/>
    </style:style>
    <style:style style:name="T10" style:family="text">
      <style:text-properties fo:color="#000000" style:font-name="CMU Serif1" fo:font-weight="normal" officeooo:rsid="02ac6785" fo:background-color="transparent" loext:char-shading-value="0"/>
    </style:style>
    <style:style style:name="T11" style:family="text">
      <style:text-properties fo:color="#000000" style:font-name="CMU Serif1" fo:font-weight="normal" officeooo:rsid="02af13a4" fo:background-color="transparent" loext:char-shading-value="0"/>
    </style:style>
    <style:style style:name="T12" style:family="text">
      <style:text-properties fo:color="#000000" style:font-name="CMU Serif1" fo:font-weight="normal" officeooo:rsid="02b3b336" fo:background-color="transparent" loext:char-shading-value="0"/>
    </style:style>
    <style:style style:name="T13" style:family="text">
      <style:text-properties fo:color="#000000" style:font-name="CMU Serif1" fo:font-weight="normal" officeooo:rsid="02be2437" fo:background-color="transparent" loext:char-shading-value="0"/>
    </style:style>
    <style:style style:name="T14" style:family="text">
      <style:text-properties fo:color="#000000" style:font-name="CMU Serif1" fo:font-size="11pt" fo:font-weight="normal" officeooo:rsid="02b6d53a" fo:background-color="transparent" loext:char-shading-value="0"/>
    </style:style>
    <style:style style:name="T15" style:family="text">
      <style:text-properties fo:color="#000000" style:font-name="CMU Serif1" fo:font-size="11pt" fo:font-weight="normal" officeooo:rsid="02b8210b" fo:background-color="transparent" loext:char-shading-value="0"/>
    </style:style>
    <style:style style:name="T16" style:family="text">
      <style:text-properties fo:color="#000000" style:font-name="CMU Serif1" fo:font-size="11pt" fo:font-weight="normal" officeooo:rsid="02ba0872" fo:background-color="transparent" loext:char-shading-value="0"/>
    </style:style>
    <style:style style:name="T17" style:family="text">
      <style:text-properties fo:color="#000000" style:font-name="CMU Serif1" fo:font-size="11pt" fo:font-weight="normal" officeooo:rsid="02bdc5b6" fo:background-color="transparent" loext:char-shading-value="0"/>
    </style:style>
    <style:style style:name="T18" style:family="text">
      <style:text-properties officeooo:rsid="0265734b"/>
    </style:style>
    <style:style style:name="T19" style:family="text">
      <style:text-properties officeooo:rsid="0265dedc"/>
    </style:style>
    <style:style style:name="T20" style:family="text">
      <style:text-properties fo:font-variant="small-caps" fo:color="#000000" style:font-name="CMU Serif2" fo:font-size="12pt" fo:font-weight="bold" officeooo:rsid="0287ba44" fo:background-color="transparent" loext:char-shading-value="0"/>
    </style:style>
    <style:style style:name="T21" style:family="text">
      <style:text-properties fo:font-variant="small-caps" fo:color="#000000" style:font-name="CMU Serif2" fo:font-size="12pt" fo:font-weight="bold" officeooo:rsid="028bc1cd" fo:background-color="transparent" loext:char-shading-value="0"/>
    </style:style>
    <style:style style:name="T22" style:family="text">
      <style:text-properties style:font-name="CMU Serif1" fo:font-weight="normal" officeooo:rsid="02806aa6" fo:background-color="transparent" loext:char-shading-value="0"/>
    </style:style>
    <style:style style:name="T23" style:family="text">
      <style:text-properties officeooo:rsid="028b182f"/>
    </style:style>
    <style:style style:name="T24" style:family="text">
      <style:text-properties fo:font-variant="normal" fo:text-transform="none" fo:color="#000000" style:font-name="CMU Serif1" fo:letter-spacing="normal" fo:font-weight="normal" officeooo:rsid="029196f4" fo:background-color="transparent" loext:char-shading-value="0"/>
    </style:style>
    <style:style style:name="T25" style:family="text">
      <style:text-properties fo:font-variant="normal" fo:text-transform="none" fo:color="#000000" style:font-name="CMU Serif1" fo:letter-spacing="normal" fo:font-weight="normal" officeooo:rsid="02921fe7" fo:background-color="transparent" loext:char-shading-value="0"/>
    </style:style>
    <style:style style:name="T26" style:family="text">
      <style:text-properties fo:font-variant="normal" fo:text-transform="none" fo:color="#000000" style:font-name="CMU Serif1" fo:letter-spacing="normal" fo:font-weight="normal" officeooo:rsid="0292214d" fo:background-color="transparent" loext:char-shading-value="0"/>
    </style:style>
    <style:style style:name="T27" style:family="text">
      <style:text-properties fo:font-variant="normal" fo:text-transform="none" fo:color="#000000" style:font-name="CMU Serif1" fo:letter-spacing="normal" fo:font-weight="normal" officeooo:rsid="0295c9fa" fo:background-color="transparent" loext:char-shading-value="0"/>
    </style:style>
    <style:style style:name="T28" style:family="text">
      <style:text-properties fo:font-variant="normal" fo:text-transform="none" fo:color="#000000" style:font-name="CMU Serif1" fo:letter-spacing="normal" fo:font-weight="normal" officeooo:rsid="0297a5d9" fo:background-color="transparent" loext:char-shading-value="0"/>
    </style:style>
    <style:style style:name="T29" style:family="text">
      <style:text-properties fo:font-variant="normal" fo:text-transform="none" fo:color="#000000" style:font-name="CMU Serif1" fo:letter-spacing="normal" fo:font-weight="normal" officeooo:rsid="0299b8a3" fo:background-color="transparent" loext:char-shading-value="0"/>
    </style:style>
    <style:style style:name="T30" style:family="text">
      <style:text-properties fo:font-variant="normal" fo:text-transform="none" fo:color="#000000" style:font-name="CMU Serif1" fo:letter-spacing="normal" fo:font-weight="normal" officeooo:rsid="029bae2f" fo:background-color="transparent" loext:char-shading-value="0"/>
    </style:style>
    <style:style style:name="T31" style:family="text">
      <style:text-properties fo:font-variant="normal" fo:text-transform="none" fo:color="#000000" style:font-name="CMU Serif1" fo:letter-spacing="normal" fo:font-weight="normal" officeooo:rsid="029ce736" fo:background-color="transparent" loext:char-shading-value="0"/>
    </style:style>
    <style:style style:name="T32" style:family="text">
      <style:text-properties fo:font-variant="normal" fo:text-transform="none" fo:color="#000000" style:font-name="CMU Serif1" fo:letter-spacing="normal" fo:font-weight="normal" officeooo:rsid="029df0af" fo:background-color="transparent" loext:char-shading-value="0"/>
    </style:style>
    <style:style style:name="T33" style:family="text">
      <style:text-properties fo:font-variant="normal" fo:text-transform="none" fo:color="#000000" style:font-name="CMU Serif1" fo:letter-spacing="normal" fo:font-weight="normal" officeooo:rsid="0298f2f4" fo:background-color="transparent" loext:char-shading-value="0"/>
    </style:style>
    <style:style style:name="T34" style:family="text">
      <style:text-properties fo:font-variant="normal" fo:text-transform="none" fo:color="#000000" style:font-name="CMU Serif1" fo:letter-spacing="normal" fo:font-weight="normal" officeooo:rsid="029fa159" fo:background-color="transparent" loext:char-shading-value="0"/>
    </style:style>
    <style:style style:name="T35" style:family="text">
      <style:text-properties fo:font-variant="normal" fo:text-transform="none" fo:color="#000000" style:font-name="CMU Serif1" fo:letter-spacing="normal" fo:font-weight="normal" officeooo:rsid="02a01569" fo:background-color="transparent" loext:char-shading-value="0"/>
    </style:style>
    <style:style style:name="T36" style:family="text">
      <style:text-properties fo:font-variant="normal" fo:text-transform="none" fo:color="#000000" style:font-name="CMU Serif1" fo:letter-spacing="normal" fo:font-weight="normal" officeooo:rsid="02a009fd" fo:background-color="transparent" loext:char-shading-value="0"/>
    </style:style>
    <style:style style:name="T37" style:family="text">
      <style:text-properties fo:font-variant="normal" fo:text-transform="none" fo:color="#000000" style:font-name="CMU Serif1" fo:letter-spacing="normal" fo:font-weight="normal" officeooo:rsid="02a1c7b5" fo:background-color="transparent" loext:char-shading-value="0"/>
    </style:style>
    <style:style style:name="T38" style:family="text">
      <style:text-properties fo:font-variant="normal" fo:text-transform="none" fo:color="#000000" style:font-name="CMU Serif1" fo:letter-spacing="normal" fo:font-weight="normal" officeooo:rsid="02a45bbb" fo:background-color="transparent" loext:char-shading-value="0"/>
    </style:style>
    <style:style style:name="T39" style:family="text">
      <style:text-properties fo:font-variant="normal" fo:text-transform="none" fo:color="#000000" style:font-name="CMU Serif1" fo:letter-spacing="normal" fo:font-weight="normal" officeooo:rsid="02a56372" fo:background-color="transparent" loext:char-shading-value="0"/>
    </style:style>
    <style:style style:name="T40" style:family="text">
      <style:text-properties fo:font-variant="normal" fo:text-transform="none" fo:color="#000000" style:font-name="CMU Serif1" fo:letter-spacing="normal" fo:font-weight="normal" officeooo:rsid="02a6214c" fo:background-color="transparent" loext:char-shading-value="0"/>
    </style:style>
    <style:style style:name="T41" style:family="text">
      <style:text-properties fo:font-variant="normal" fo:text-transform="none" fo:color="#000000" style:font-name="CMU Serif1" fo:letter-spacing="normal" fo:font-weight="normal" officeooo:rsid="02ad51f7" fo:background-color="transparent" loext:char-shading-value="0"/>
    </style:style>
    <style:style style:name="T42" style:family="text">
      <style:text-properties fo:font-variant="normal" fo:text-transform="none" fo:color="#000000" style:font-name="CMU Serif1" fo:letter-spacing="normal" fo:font-weight="normal" officeooo:rsid="02af13a4" fo:background-color="transparent" loext:char-shading-value="0"/>
    </style:style>
    <style:style style:name="T43" style:family="text">
      <style:text-properties fo:font-variant="normal" fo:text-transform="none" fo:color="#000000" style:font-name="CMU Serif1" fo:letter-spacing="normal" fo:font-weight="normal" officeooo:rsid="0292d311" fo:background-color="transparent" loext:char-shading-value="0"/>
    </style:style>
    <style:style style:name="T44" style:family="text">
      <style:text-properties fo:font-variant="normal" fo:text-transform="none" fo:color="#000000" style:font-name="CMU Serif1" fo:letter-spacing="normal" fo:font-weight="normal" officeooo:rsid="02afc4fd" fo:background-color="transparent" loext:char-shading-value="0"/>
    </style:style>
    <style:style style:name="T45" style:family="text">
      <style:text-properties fo:font-variant="normal" fo:text-transform="none" fo:color="#000000" style:font-name="CMU Serif1" fo:letter-spacing="normal" fo:font-weight="normal" officeooo:rsid="029358ba" fo:background-color="transparent" loext:char-shading-value="0"/>
    </style:style>
    <style:style style:name="T46" style:family="text">
      <style:text-properties fo:font-variant="normal" fo:text-transform="none" fo:color="#000000" style:font-name="CMU Serif1" fo:letter-spacing="normal" fo:font-weight="normal" officeooo:rsid="02943c4d" fo:background-color="transparent" loext:char-shading-value="0"/>
    </style:style>
    <style:style style:name="T47" style:family="text">
      <style:text-properties fo:font-variant="normal" fo:text-transform="none" fo:color="#000000" style:font-name="CMU Serif1" fo:letter-spacing="normal" fo:font-weight="normal" officeooo:rsid="02b183bc" fo:background-color="transparent" loext:char-shading-value="0"/>
    </style:style>
    <style:style style:name="T48" style:family="text">
      <style:text-properties fo:font-variant="normal" fo:text-transform="none" fo:color="#000000" style:font-name="CMU Serif1" fo:letter-spacing="normal" fo:font-weight="normal" officeooo:rsid="02b1afce" fo:background-color="transparent" loext:char-shading-value="0"/>
    </style:style>
    <style:style style:name="T49" style:family="text">
      <style:text-properties fo:font-variant="normal" fo:text-transform="none" fo:color="#000000" style:font-name="CMU Serif1" fo:letter-spacing="normal" fo:font-weight="normal" officeooo:rsid="02b2366f" fo:background-color="transparent" loext:char-shading-value="0"/>
    </style:style>
    <style:style style:name="T50" style:family="text">
      <style:text-properties fo:font-variant="normal" fo:text-transform="none" fo:color="#000000" style:font-name="CMU Serif1" fo:letter-spacing="normal" fo:font-weight="normal" officeooo:rsid="02b2b3a0" fo:background-color="transparent" loext:char-shading-value="0"/>
    </style:style>
    <style:style style:name="T51" style:family="text">
      <style:text-properties fo:font-variant="normal" fo:text-transform="none" fo:color="#000000" style:font-name="CMU Serif1" fo:letter-spacing="normal" fo:font-weight="normal" officeooo:rsid="02b2b8f7" fo:background-color="transparent" loext:char-shading-value="0"/>
    </style:style>
    <style:style style:name="T52" style:family="text">
      <style:text-properties officeooo:rsid="02b57873"/>
    </style:style>
    <style:style style:name="T53" style:family="text">
      <style:text-properties officeooo:rsid="02b6d53a"/>
    </style:style>
    <style:style style:name="T54" style:family="text">
      <style:text-properties officeooo:rsid="02b8210b"/>
    </style:style>
    <style:style style:name="T55" style:family="text">
      <style:text-properties officeooo:rsid="02bb878e"/>
    </style:style>
    <style:style style:name="T56" style:family="text">
      <style:text-properties officeooo:rsid="02bc57c2"/>
    </style:style>
    <style:style style:name="T57" style:family="text">
      <style:text-properties officeooo:rsid="02bdc5b6"/>
    </style:style>
    <style:style style:name="T58" style:family="text">
      <style:text-properties officeooo:rsid="02be24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ção Humano-Computador</text:p>
      <text:p text:style-name="P3">Resultados da Coleta de Dados, Personas e Cenários</text:p>
      <text:p text:style-name="P2">Isaías Gonçalves Ribeiro <text:span text:style-name="T18">(201810940), </text:span>Luiz Otávio Andrade Soares <text:span text:style-name="T19">(201810544),</text:span></text:p>
      <text:p text:style-name="P2">Pedro Antônio de Souza <text:s/><text:span text:style-name="T1">(</text:span>201810557<text:span text:style-name="T1">)</text:span>, Rafaella Maciel Pereira Leite <text:span text:style-name="T19">(201911294).</text:span></text:p>
      <text:p text:style-name="Autor_20_Cabeçalho"/>
      <text:p text:style-name="P26"><text:span text:style-name="T20">Versão revisada do instrumento de coleta de dados</text:span></text:p>
      <text:p text:style-name="Standard">O questionário desenvolvido e utilizado para coleta de dados pode ser acessado em<text:span text:style-name="T3"> </text:span><text:span text:style-name="T2">&lt;</text:span><text:a xlink:type="simple" xlink:href="https://forms.gle/jaQSsS8ei7FyR4zz6" text:style-name="Internet_20_link" text:visited-style-name="Visited_20_Internet_20_Link"><text:span text:style-name="Internet_20_link"><text:span text:style-name="T22">https://forms.gle/jaQSsS8ei7FyR4zz6</text:span></text:span></text:a><text:span text:style-name="T4">&gt;.</text:span></text:p>
      <text:p text:style-name="P27">Perfil dos usuários abordados</text:p>
      <text:p text:style-name="P21">Os usuários entrevistados (digitalmente) possuem um perfil muito específico. A maioria dos usuários se encontra entre 19 e 22 anos e 97% são estudantes. Nossos usuários se dividem de forma quase igualitária entre os que trabalham e os que não trabalham, além do estudo no curso de graduação (100% dos usuários são estudantes de graduação).</text:p>
      <text:p text:style-name="P21">A questão do estudo digital é unânime perante os usuários contemplados no estudo. De forma esperada, a maioria (80%) dos estudantes nunca contrataram serviços de aula particular, assim, nosso público alvo mais provável se concentra nos 20% restantes. Isso não impede que alunos que nunca tiveram experiências com aula particular se coloquem nesse meio diante de uma plataforma inovadora.</text:p>
      <text:p text:style-name="P21">Nesse contexto, os cenários de aulas variam muito nos quesitos de formato (online ou presencial) e publicidades (forma de divulgação) incluindo WhatsApp, Facebook e folhetos impressos.</text:p>
      <text:p text:style-name="P21">Além disso, nossos usuários que já ofereceram aulas particulares reclamam de alcance das publicidades e remuneração do serviço. Visando sanar esta dor, 55% dos usuários utilizaria um serviço especializado para oferecer serviços de aula particular e se comunicar com alunos.</text:p>
      <text:p text:style-name="P21">Além destas informações, nosso estudo reuniu outras informações como opiniões sobre o serviço proposto que podem auxiliar na construção de um produto mais próximo da necessidade dos usuários.</text:p>
      <text:p text:style-name="P27"><text:soft-page-break/>Número de usuários</text:p>
      <text:p text:style-name="P20">No total, o questionário foi respondido por 41 possíveis usuários.</text:p>
      <text:p text:style-name="P27">Resumo e discussão dos principais dados levantados com os usuários</text:p>
      <text:p text:style-name="P24"><text:span text:style-name="T10">É sugerido que a leitura da discussão seja feita observando os </text:span><text:span text:style-name="T11">dados disponíveis em </text:span><text:span text:style-name="T10">&lt;</text:span><text:a xlink:type="simple" xlink:href="https://docs.google.com/forms/d/1y3AHOUZdTB4aRwDRLlm9NClYpZTnfXIz_wlRNkr810o/viewanalytics" text:style-name="Internet_20_link" text:visited-style-name="Visited_20_Internet_20_Link">https://docs.google.com/forms/d/1y3AHOUZdTB4aRwDRLlm9NClYpZTnfXIz_wlRNkr810o/viewanalytics</text:a><text:span text:style-name="T10">&gt;.</text:span></text:p>
      <text:p text:style-name="P9"><text:span text:style-name="T41">A maioria absoluta dos participantes declar</text:span><text:span text:style-name="T42">ou</text:span><text:span text:style-name="T41"> estar estudando. </text:span><text:span text:style-name="T24">A discrepância entre </text:span><text:span text:style-name="T26">40</text:span><text:span text:style-name="T24"> participantes estarem estudando e apenas </text:span><text:span text:style-name="T26">um</text:span><text:span text:style-name="T25"> não estar, se deve ao fato da divulgação da pesquisa concentrar-se em grupos de aplicativos compostos por estudantes. A decisão de focar nesses grupos é justificada pelo objetivo do aplicativo proposto, </text:span><text:span text:style-name="T26">já que o </text:span><text:span text:style-name="T25">público-alvo são pessoas </text:span><text:span text:style-name="T26">em busca de apoio didático.</text:span></text:p>
      <text:p text:style-name="P18"><text:span text:style-name="T43">Todos os participantes que </text:span><text:span text:style-name="T44">estudam</text:span><text:span text:style-name="T43"> </text:span><text:span text:style-name="T44">estão </text:span><text:span text:style-name="T43">cursa</text:span><text:span text:style-name="T44">ndo </text:span><text:span text:style-name="T43">o ensino superior e </text:span><text:span text:style-name="T44">apenas</text:span><text:span text:style-name="T43"> um</text:span><text:span text:style-name="T44">a pessoa também estuda</text:span><text:span text:style-name="T45"> em casa para realizar </text:span><text:span text:style-name="T46">vestibular.</text:span><text:bookmark text:name="docs-internal-guid-e33d73c8-7fff-0e8e-cae3-ddaf62fcd6c4"/></text:p>
      <text:p text:style-name="P10"><text:span text:style-name="T28">Apesar de 80% dos estudantes declarem que nunca contratam serviços de aula particular e os 20% restantes contratam menos que uma vez por mês, alguns dados coletados são</text:span><text:span text:style-name="T30"> relevantes</text:span><text:span text:style-name="T28">:</text:span></text:p>
      <text:p text:style-name="P10"><text:span text:style-name="T28"/></text:p>
      <text:list xml:id="list1923515401" text:style-name="L3">
        <text:list-item>
          <text:p text:style-name="P11"><text:span text:style-name="T27">95% dos estudantes declararam utilizar materiais digitais disponíveis na internet para </text:span><text:span text:style-name="T28">auxiliar os estudos;</text:span></text:p>
        </text:list-item>
        <text:list-item>
          <text:p text:style-name="P12"><text:span text:style-name="T29">62,5%</text:span><text:span text:style-name="T33"> </text:span><text:span text:style-name="T29">da divulgação das aulas particulares foi </text:span><text:span text:style-name="T47">encontrada</text:span><text:span text:style-name="T29"> </text:span><text:span text:style-name="T47">n</text:span><text:span text:style-name="T29">a internet;</text:span></text:p>
        </text:list-item>
        <text:list-item>
          <text:p text:style-name="P13"><text:span text:style-name="T28">D</text:span><text:span text:style-name="T29">os estudantes que contratam serviços de aula particular, apenas 37,5% tiveram experiência de aula online.</text:span></text:p>
        </text:list-item>
      </text:list>
      <text:p text:style-name="P14"><text:span text:style-name="T29"/></text:p>
      <text:p text:style-name="P15"><text:span text:style-name="T49">Interpreta-se</text:span><text:span text:style-name="T29"> que os </text:span><text:span text:style-name="T31">participantes</text:span><text:span text:style-name="T29"> estão familiarizados com o estudo através </text:span><text:span text:style-name="T31">da internet </text:span><text:span text:style-name="T48">e que</text:span><text:span text:style-name="T31"> os meios de comunicação virtual também são as principais ferramentas de divulgação.</text:span><text:span text:style-name="T30"> </text:span><text:span text:style-name="T32">Em contrapartida, </text:span><text:span text:style-name="T31">a maioria das aulas ofertadas são </text:span><text:span text:style-name="T32">presenciais. </text:span><text:span text:style-name="T49">Esses dados implicam que devemos</text:span><text:span text:style-name="T48"> foca</text:span><text:span text:style-name="T49">r</text:span><text:span text:style-name="T48"> </text:span><text:span text:style-name="T49">noss</text:span><text:span text:style-name="T48">o design </text:span><text:span text:style-name="T49">na oferta de aulas virtuais possuindo </text:span><text:span text:style-name="T48">similaridade com materiais disponíveis na internet.</text:span></text:p>
      <text:p text:style-name="P16"><text:span text:style-name="T34">Dos participantes que contratam aulas particulares, 25% afirmam ter dificuldade em encontrar pessoas ou empresas que oferecem o serviço e 62,5% acreditam que o custo das </text:span><text:soft-page-break/><text:span text:style-name="T34">aulas é uma desvantagem. </text:span><text:span text:style-name="T38">Assim, a</text:span><text:span text:style-name="T34">lém d</text:span><text:span text:style-name="T38">o</text:span><text:span text:style-name="T34"> aplicativo proposto concentrar as ofertas de aula particular em único local, </text:span><text:span text:style-name="T38">exige-se que sejam desenvolvidos </text:span><text:span text:style-name="T34">filtros capazes de classificar as ofertas pelo preço.</text:span></text:p>
      <text:p text:style-name="P17"><text:span text:style-name="T36">Uma </text:span><text:span text:style-name="T38">segunda</text:span><text:span text:style-name="T36"> parte do questionário </text:span><text:span text:style-name="T50">focou</text:span><text:span text:style-name="T35"> nos participantes que já ministraram aulas particulares. </text:span><text:span text:style-name="T39">Ao todo</text:span><text:span text:style-name="T35"> 11 participantes afirmaram já ter oferecido aula particular. Desses 11, todos afirmaram já ter oferecido aula particular presencial e 54,5% já ofereceram </text:span><text:span text:style-name="T50">aula</text:span><text:span text:style-name="T35"> online. Foi interpretado que alunos de curso superior são mais propensos a ofertar aula na modalidade online </text:span><text:span text:style-name="T39">se comparados</text:span><text:span text:style-name="T35"> à professores e empresas focadas ness</text:span><text:span text:style-name="T50">e ramo</text:span><text:span text:style-name="T35">. Então, foi fortalecida a ideia do aplicativo ser uma ferramenta de auxílio aos estudantes que complementam sua renda através da oferta de aulas.</text:span></text:p>
      <text:p text:style-name="P19"><text:span text:style-name="T35">T</text:span><text:span text:style-name="T37">ambém observamos que pelo menos 54,5% da oferta das aulas particulares foi feita através de aplicativos de mensagem. A mesma </text:span><text:span text:style-name="T40">porcentagem</text:span><text:span text:style-name="T37"> (54,5%) de participantes que já oferece</text:span><text:span text:style-name="T40">ram</text:span><text:span text:style-name="T37"> aula particular, afirma</text:span><text:span text:style-name="T40">m</text:span><text:span text:style-name="T37"> ter dificuldade em alcançar o público-alvo nas divulgações. </text:span><text:span text:style-name="T40">Portanto, uma ideia que está sendo discutida sobre o design é o usuário-professor ter </text:span><text:span text:style-name="T51">a </text:span><text:span text:style-name="T40">opção de visualizar usuários-alunos que já contrataram aulas daquela categoria que será oferecida.</text:span></text:p>
      <text:p text:style-name="P22"><text:span text:style-name="T5">D</text:span><text:span text:style-name="T7">os participantes que já </text:span><text:span text:style-name="T6">prestaram serviços de aula particular, apenas 9,1% afirmaram que não há nenhuma possibilidade de oferecerem aula particular através de um aplicativo. De todos os 41 participantes, apenas 7,3% afirmaram que não há nenhuma possibilidade de contratarem aula particular através de um aplicativo.</text:span></text:p>
      <text:p text:style-name="P23"><text:span text:style-name="T8">O</text:span><text:span text:style-name="T12">s</text:span><text:span text:style-name="T8"> dado</text:span><text:span text:style-name="T12">s relatados</text:span><text:span text:style-name="T8"> com maior implicação no design </text:span><text:span text:style-name="T12">inicial</text:span><text:span text:style-name="T8">, </text:span><text:span text:style-name="T12">são</text:span><text:span text:style-name="T8"> a</text:span><text:span text:style-name="T12">s</text:span><text:span text:style-name="T8"> baixa</text:span><text:span text:style-name="T12">s</text:span><text:span text:style-name="T8"> probabilidade</text:span><text:span text:style-name="T12">s</text:span><text:span text:style-name="T8"> de </text:span><text:span text:style-name="T12">oferecer</text:span><text:span text:style-name="T8"> e </text:span><text:span text:style-name="T12">contratar</text:span><text:span text:style-name="T8"> aula particular em grupo. Antes do questionário, acreditávamos que </text:span><text:span text:style-name="T12">o valor reduzido na</text:span><text:span text:style-name="T8"> oferta de aulas em grupo seria um atrativo para os usuários-alunos. Pela baixa probabilidade </text:span><text:span text:style-name="T12">de adesão</text:span><text:span text:style-name="T8">, essa modalidade será descartada do projeto.</text:span></text:p>
      <text:p text:style-name="P23"><text:span text:style-name="T8">Por fim, </text:span><text:span text:style-name="T9">foi sugerido por mais de um participante a criação de um meio de interação <text:s/>entre o aluno e professor, </text:span><text:span text:style-name="T12">validando</text:span><text:span text:style-name="T9"> nossa ideia inicial da criação de um chat para negociar detalhes das aulas. Além disso, outra sugestão foi a avaliação de professores, o que também foi visto como uma validação de uma ideia do design de rankear professores e alunos.</text:span></text:p>
      <text:p text:style-name="P25"><text:soft-page-break/>Personas</text:p>
      <text:p text:style-name="P29">Persona 1</text:p>
      <text:p text:style-name="P4"><text:span text:style-name="T52">Fabrício Carvalho </text:span><text:span text:style-name="T53">tem 25 anos.</text:span><text:span text:style-name="T52"> </text:span><text:span text:style-name="T53">Sua família mora em Campo Belo e ele se mudou para Lavras para cursar </text:span><text:span text:style-name="T52">Medicina Veterinária na Universidade Federal de Lavras. </text:span><text:span text:style-name="T54">Ele </text:span><text:span text:style-name="T52">costuma dar aulas particulares para ter </text:span><text:span text:style-name="T14">complementar sua</text:span><text:span text:style-name="T52"> renda.</text:span></text:p>
      <text:p text:style-name="P5"><text:span text:style-name="T15">Fabrício </text:span><text:span text:style-name="T52">está quase formando </text:span><text:span text:style-name="T54">e possui conhecimentos amplos das disciplinas do curso. Desde o início da graduação, </text:span><text:span text:style-name="T15">prestou serviço de</text:span><text:span text:style-name="T52"> aula particular e foi monitor de Anatomia </text:span><text:span text:style-name="T54">por quatro períodos</text:span><text:span text:style-name="T52">.</text:span></text:p>
      <text:p text:style-name="P6"><text:span text:style-name="T52">Fabrício </text:span><text:span text:style-name="T15">divulga seu serviço publicando mensagens em grupos</text:span><text:span text:style-name="T52"> do WhatsApp e <text:s/>Facebook </text:span><text:span text:style-name="T15">a </text:span><text:span text:style-name="T16">fim de</text:span><text:span text:style-name="T52"> encontrar alunos para </text:span><text:span text:style-name="T16">suas aulas</text:span><text:span text:style-name="T52">. </text:span><text:span text:style-name="T16">Ele tem dificuldade de </text:span><text:span text:style-name="T52">alcançar o público-alvo e </text:span><text:span text:style-name="T16">perceber </text:span><text:span text:style-name="T52">quem precisa de aula.</text:span></text:p>
      <text:p text:style-name="P6"><text:span text:style-name="T55">Mesmo possuindo pouco retorno </text:span><text:span text:style-name="T56">e sendo desanimador</text:span><text:span text:style-name="T55">, </text:span><text:span text:style-name="T52">Fabrício </text:span><text:span text:style-name="T56">continua divulgando suas aulas por boca-a-boca e redes sociais pois ele sente que é a única maneira possível.</text:span></text:p>
      <text:p text:style-name="P30">Persona 2</text:p>
      <text:p text:style-name="Bloco_20_de_20_texto"><text:span text:style-name="T56">Fernanda Oliveira tem 20 anos. </text:span><text:span text:style-name="T57">A</text:span><text:span text:style-name="T56">pesar de cursar Nutrição na Universidade Federal de Lavras, </text:span><text:span text:style-name="T57">ela está morando com sua família no interior de São Paulo </text:span><text:span text:style-name="T17">devido a quarentena.</text:span></text:p>
      <text:p text:style-name="Bloco_20_de_20_texto">Nanda, como gosta de ser chamada, ingressou na UFLA durante a pandemia. Assim, ela nunca teve aula presencial. Por isso, ela sente muita dificuldade em tirar dúvidas online com o professor e apresenta dificuldades no aprendizado na modalidade remota.</text:p>
      <text:p text:style-name="Bloco_20_de_20_texto"><text:span text:style-name="T57">Ela recorre constantemente a alunos veteranos para conseguir ajuda didática. </text:span><text:span text:style-name="T58">Porém, ela também encontra dificuldade em encontrar o contato de tais </text:span><text:span text:style-name="T13">colegas</text:span><text:span text:style-name="T58">.</text:span></text:p>
      <text:p text:style-name="P8">Por fim, ela recorre a grupos de WhatsApp e nem sempre obtém retorno. Nanda não está feliz com seu rendimento acadêmico e não encontra soluções.</text:p>
      <text:p text:style-name="P28"><text:soft-page-break/><text:span text:style-name="T23">Cenário</text:span><text:span text:style-name="T21">s</text:span></text:p>
      <text:p text:style-name="P31">Cenário 1</text:p>
      <text:p text:style-name="P7">Fabrício José Carvalho Cruz, aluno de Medicina Veterinária e professor de aulas particulares nas horas vagas, resolveu utilizar o IStudy, porque está cansado de não conseguir dar aulas e não atingir seu público alvo, e espera mudar a situação se cadastrando no aplicativo. <text:s/></text:p>
      <text:p text:style-name="Bloco_20_de_20_texto">Fabrício se cadastrou como instrutor e colocou seus dados no aplicativo, consegue colocar suas especificações e as matérias que ele domina. <text:s/></text:p>
      <text:p text:style-name="Bloco_20_de_20_texto">Em alguns dias Fabrício recebe uma notificação no aplicativo, de que uma aluna do seu curso está a procura de aulas de anatomia. <text:s/></text:p>
      <text:p text:style-name="Bloco_20_de_20_texto">Fabrício tem uma conversa com a aluna e juntos chegam a um consenso de como será a melhor maneira para a aula acontecer. <text:s/></text:p>
      <text:p text:style-name="Bloco_20_de_20_texto">Tanto Fabrício, quanto sua aluna ficam inseguros, por nunca terem usado o aplicativo, mas a insegurança se desfaz ao verem a facilidade com que o objetivo de ambos foi alcançado. <text:s/></text:p>
      <text:p text:style-name="Bloco_20_de_20_texto">Fabrício consegue uma boa avaliação no aplicativo como instrutor, e logo outras pessoas veem seu perfil e ficam mais confiantes em contratar uma aula com o mesmo. </text:p>
      <text:p text:style-name="P31">Cenário 2</text:p>
      <text:p text:style-name="P7">Fernanda Oliveira é caloura de Nutrição, e tem encontrado muita dificuldade em aprender as matérias do seu curso. <text:s/></text:p>
      <text:p text:style-name="Bloco_20_de_20_texto">Como Fernanda ingressou na faculdade logo em uma pandemia, não conhece as pessoas que fazem o mesmo curso, e não tem a quem pedir ajuda. </text:p>
      <text:p text:style-name="Bloco_20_de_20_texto">Fernanda viu uma publicação que citava o Istudy e se cadastrou como aluna. Ela dá uma olhada no aplicativo e acha alguns professores que oferecem as aulas que ela está sentindo dificuldade em entender. </text:p>
      <text:p text:style-name="Bloco_20_de_20_texto">Fernanda escolhe o professor com melhor avaliação no aplicativo e entra em contato com ele. </text:p>
      <text:p text:style-name="Bloco_20_de_20_texto">Fernanda fica receosa por não conhecer o professor e não saber se vale a pena contratar seus serviços, mas suas objeções ficam praticamente nulas ao ver que que no perfil do professor tem boas avaliações e bons comentários de alunos anteriores, e até mesmo da mesma turma de Fernanda. </text:p>
      <text:p text:style-name="Bloco_20_de_20_texto"><text:soft-page-break/>Por estarem no meio de uma pandemia, ambos acham que a melhor opção é fazerem a aula via google meet, e por ter toda a atenção do professor Fernanda consegue sanar suas dúvidas, e cria mais confiança em utilizar o aplicativ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fo:margin-left="0cm" fo:margin-right="0cm" fo:line-height="100%" fo:text-indent="0cm" style:auto-text-indent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1-22T21:22:54.186515146</dc:date>
    <meta:editing-duration>PT2H7M24S</meta:editing-duration>
    <meta:editing-cycles>88</meta:editing-cycles>
    <meta:generator>LibreOffice/6.4.6.2$Linux_X86_64 LibreOffice_project/40$Build-2</meta:generator>
    <meta:document-statistic meta:table-count="0" meta:image-count="0" meta:object-count="0" meta:page-count="6" meta:paragraph-count="55" meta:word-count="1475" meta:character-count="9564" meta:non-whitespace-character-count="8127"/>
  </office:meta>
</office:document-meta>
</file>